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text-properties style:font-name="TeXGyreSchola" fo:font-size="9pt" style:font-size-asian="9pt" style:font-size-complex="9pt"/>
    </style:style>
    <style:style style:name="P2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3" style:family="paragraph" style:parent-style-name="Default">
      <style:paragraph-properties fo:text-align="center" style:justify-single-word="false"/>
      <style:text-properties style:font-name="TeXGyreSchola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7" style:family="paragraph" style:parent-style-name="Times_20_New">
      <style:text-properties style:font-name="TeXGyreSchola" fo:font-size="9pt" style:font-size-asian="9pt" style:font-size-complex="9pt"/>
    </style:style>
    <style:style style:name="P8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9" style:family="paragraph" style:parent-style-name="Times_20_New">
      <style:text-properties style:font-name="TeXGyreSchola" fo:font-size="9pt" officeooo:paragraph-rsid="00e53ea4" style:font-size-asian="9pt" style:font-size-complex="9pt"/>
    </style:style>
    <style:style style:name="P10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P11" style:family="paragraph" style:parent-style-name="Times_20_New" style:list-style-name="">
      <style:text-properties style:font-name="TeXGyreSchola" fo:font-size="9pt" officeooo:paragraph-rsid="00e53ea4" style:font-size-asian="9pt" style:font-size-complex="9pt"/>
    </style:style>
    <style:style style:name="P12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13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e3adc6" officeooo:paragraph-rsid="00e3adc6" style:font-size-asian="9pt" style:font-style-asian="normal" style:font-size-complex="9pt" style:font-style-complex="normal"/>
    </style:style>
    <style:style style:name="P14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441de" officeooo:paragraph-rsid="00f441de" style:font-size-asian="9pt" style:font-style-asian="normal" style:font-size-complex="9pt" style:font-style-complex="normal"/>
    </style:style>
    <style:style style:name="P15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861b5" officeooo:paragraph-rsid="00f861b5" style:font-size-asian="9pt" style:font-style-asian="normal" style:font-size-complex="9pt" style:font-style-complex="normal"/>
    </style:style>
    <style:style style:name="P16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17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18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9pt" fo:font-weight="normal" officeooo:paragraph-rsid="00ba78ae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5pt" fo:font-weight="normal" officeooo:paragraph-rsid="00ba78ae" style:font-size-asian="4.34999990463257pt" style:font-weight-asian="normal" style:font-size-complex="5pt" style:font-weight-complex="normal"/>
    </style:style>
    <style:style style:name="P21" style:family="paragraph" style:parent-style-name="Heading_20_2">
      <style:text-properties style:font-name="TeXGyreSchola" fo:font-size="9pt" style:font-size-asian="9pt" style:font-size-complex="9pt"/>
    </style:style>
    <style:style style:name="P22" style:family="paragraph" style:parent-style-name="Heading_20_2">
      <style:text-properties style:font-name="TeXGyreSchola" fo:font-size="9pt" fo:font-weight="bold" style:font-size-asian="9pt" style:font-weight-asian="bold" style:font-size-complex="9pt" style:font-weight-complex="bold"/>
    </style:style>
    <style:style style:name="P23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24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 style:shadow="none" style:writing-mode="lr-tb"/>
      <style:text-properties style:font-name="TeXGyreSchola" fo:font-size="5pt" fo:font-weight="bold" style:font-size-asian="4.34999990463257pt" style:font-weight-asian="bold" style:font-size-complex="5pt"/>
    </style:style>
    <style:style style:name="P26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27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28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29" style:family="paragraph" style:parent-style-name="Default">
      <style:paragraph-properties fo:text-align="center" style:justify-single-word="false"/>
      <style:text-properties style:font-name="TeXGyreSchola" fo:font-size="5pt" style:font-size-asian="4.34999990463257pt" style:font-size-complex="5pt"/>
    </style:style>
    <style:style style:name="P30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31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9608d1" style:font-size-asian="9pt" style:font-size-complex="9pt"/>
    </style:style>
    <style:style style:name="P32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33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34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35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TeXGyreSchola" fo:font-size="9pt" officeooo:rsid="002d3a4b" officeooo:paragraph-rsid="002fa3a4" style:font-size-asian="9pt" style:font-size-complex="9pt"/>
    </style:style>
    <style:style style:name="P36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EB Garamond 12" fo:font-size="10pt" officeooo:rsid="002d3a4b" officeooo:paragraph-rsid="002fa3a4" style:font-size-asian="10pt" style:font-size-complex="10pt"/>
    </style:style>
    <style:style style:name="P37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38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39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T1" style:family="text">
      <style:text-properties fo:font-weight="normal" officeooo:rsid="00841914" style:font-weight-asian="normal" style:font-weight-complex="normal"/>
    </style:style>
    <style:style style:name="T2" style:family="text">
      <style:text-properties fo:font-weight="normal" officeooo:rsid="00abbcc5" style:font-weight-asian="normal" style:font-weight-complex="normal"/>
    </style:style>
    <style:style style:name="T3" style:family="text">
      <style:text-properties fo:font-weight="normal" officeooo:rsid="00b5a1ca" style:font-weight-asian="normal" style:font-weight-complex="normal"/>
    </style:style>
    <style:style style:name="T4" style:family="text">
      <style:text-properties fo:font-weight="normal" officeooo:rsid="00bbdef7" style:font-weight-asian="normal" style:font-weight-complex="normal"/>
    </style:style>
    <style:style style:name="T5" style:family="text">
      <style:text-properties fo:font-weight="normal" officeooo:rsid="00e08de0" style:font-weight-asian="normal" style:font-weight-complex="normal"/>
    </style:style>
    <style:style style:name="T6" style:family="text">
      <style:text-properties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complex="normal"/>
    </style:style>
    <style:style style:name="T14" style:family="text">
      <style:text-properties fo:font-style="normal" officeooo:rsid="00a52682" style:font-style-asian="normal" style:font-style-complex="normal"/>
    </style:style>
    <style:style style:name="T15" style:family="text">
      <style:text-properties fo:font-style="normal" officeooo:rsid="00a04b0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e53ea4" style:font-style-asian="normal" style:font-weight-asian="normal" style:font-style-complex="normal" style:font-weight-complex="normal"/>
    </style:style>
    <style:style style:name="T19" style:family="text">
      <style:text-properties officeooo:rsid="001de91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3ec78" style:font-weight-asian="bold" style:font-weight-complex="bold"/>
    </style:style>
    <style:style style:name="T22" style:family="text">
      <style:text-properties fo:font-weight="bold" officeooo:rsid="00841914" style:font-weight-asian="bold" style:font-weight-complex="bold"/>
    </style:style>
    <style:style style:name="T23" style:family="text">
      <style:text-properties fo:font-weight="bold" officeooo:rsid="00bf6607" style:font-weight-asian="bold" style:font-weight-complex="bold"/>
    </style:style>
    <style:style style:name="T24" style:family="text">
      <style:text-properties officeooo:rsid="00841914"/>
    </style:style>
    <style:style style:name="T25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6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7" style:family="text">
      <style:text-properties officeooo:rsid="008a9991"/>
    </style:style>
    <style:style style:name="T28" style:family="text">
      <style:text-properties officeooo:rsid="009e73b8"/>
    </style:style>
    <style:style style:name="T29" style:family="text">
      <style:text-properties officeooo:rsid="009f0c8b"/>
    </style:style>
    <style:style style:name="T30" style:family="text">
      <style:text-properties officeooo:rsid="009fc3f6"/>
    </style:style>
    <style:style style:name="T31" style:family="text">
      <style:text-properties officeooo:rsid="00a68356"/>
    </style:style>
    <style:style style:name="T32" style:family="text">
      <style:text-properties officeooo:rsid="00ba78ae"/>
    </style:style>
    <style:style style:name="T33" style:family="text">
      <style:text-properties style:font-name="TeXGyreSchola" fo:font-size="9pt" style:font-size-asian="9pt" style:font-size-complex="9pt"/>
    </style:style>
    <style:style style:name="T34" style:family="text">
      <style:text-properties officeooo:rsid="00e3adc6"/>
    </style:style>
    <style:style style:name="T35" style:family="text">
      <style:text-properties officeooo:rsid="00eafc55"/>
    </style:style>
    <style:style style:name="T36" style:family="text">
      <style:text-properties officeooo:rsid="00edb34b"/>
    </style:style>
    <style:style style:name="T37" style:family="text">
      <style:text-properties officeooo:rsid="00ef0c07"/>
    </style:style>
    <style:style style:name="T38" style:family="text">
      <style:text-properties officeooo:rsid="00f1b7e5"/>
    </style:style>
    <style:style style:name="T39" style:family="text">
      <style:text-properties officeooo:rsid="00f504a5"/>
    </style:style>
    <style:style style:name="T40" style:family="text">
      <style:text-properties officeooo:rsid="00f5bc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ndrew Harris</text:p>
      <text:p text:style-name="P25"/>
      <text:p text:style-name="P19"><text:span text:style-name="T32">(</text:span>310) 729-9608 ∙ <text:a xlink:type="simple" xlink:href="mailto:Andrew@harris.net" text:style-name="Internet_20_link" text:visited-style-name="Visited_20_Internet_20_Link">Andrew@</text:a><text:a xlink:type="simple" xlink:href="mailto:Andrew@harris.net" text:style-name="Internet_20_link" text:visited-style-name="Visited_20_Internet_20_Link"><text:span text:style-name="T19">h</text:span></text:a><text:a xlink:type="simple" xlink:href="mailto:Andrew@harris.net" text:style-name="Internet_20_link" text:visited-style-name="Visited_20_Internet_20_Link">arris.net</text:a></text:p>
      <text:p text:style-name="P20"/>
      <text:p text:style-name="P3">Analytics professional ready to create insightful and actionable analyses on day one</text:p>
      <text:p text:style-name="P29"/>
      <text:h text:style-name="P23" text:outline-level="2"><text:span text:style-name="T25">S</text:span><text:span text:style-name="T26">KILLS</text:span></text:h>
      <text:list xml:id="list1386595599606314453" text:style-name="L1">
        <text:list-item>
          <text:p text:style-name="P30"><text:span text:style-name="T22">Python </text:span><text:span text:style-name="T23">– </text:span><text:span text:style-name="T24">Jupyter Notebook, Pandas, Scikit-Learn, Statsmodels, Keras</text:span></text:p>
        </text:list-item>
        <text:list-item>
          <text:p text:style-name="P31"><text:span text:style-name="T22">R </text:span><text:span text:style-name="T23">–</text:span><text:span text:style-name="T1"> </text:span><text:span text:style-name="T3">R</text:span><text:span text:style-name="T4">S</text:span><text:span text:style-name="T3">tudio, </text:span><text:span text:style-name="T5">t</text:span><text:span text:style-name="T2">idyverse, caret, forecast</text:span></text:p>
        </text:list-item>
        <text:list-item>
          <text:p text:style-name="P32"><text:span text:style-name="T22">SQL </text:span><text:span text:style-name="T23">– </text:span><text:span text:style-name="T24">MySQL, MariaDB, SAS Proc SQL</text:span></text:p>
        </text:list-item>
        <text:list-item>
          <text:p text:style-name="P32"><text:span text:style-name="T22">Machine Learning </text:span><text:span text:style-name="T23">–</text:span><text:span text:style-name="T22"> </text:span><text:span text:style-name="T24">PCA, Clustering, LDA analysis, Support Vector Machines, Ensemble methods, Regularization, Visualization, and implementation in both R and Python</text:span></text:p>
        </text:list-item>
        <text:list-item>
          <text:p text:style-name="P33"><text:span text:style-name="T22">Linux</text:span><text:span text:style-name="T24"> – Bash, Vim, Debian based distributions</text:span></text:p>
          <text:p text:style-name="P34"/>
        </text:list-item>
      </text:list>
      <text:h text:style-name="P21" text:outline-level="2">EXPERIENCE </text:h>
      <text:h text:style-name="P37" text:outline-level="5">Econ One Research<text:tab/>Los Angeles, CA</text:h>
      <text:p text:style-name="P4"><text:span text:style-name="T12">Analyst</text:span><text:tab/><text:span text:style-name="T12">March 2017-Present</text:span></text:p>
      <text:list xml:id="list7808600253235213290" text:style-name="L2">
        <text:list-item>
          <text:p text:style-name="P13"><text:span text:style-name="T38">Conduct antitrust </text:span>research and analysis for <text:span text:style-name="T38">economic litigation firm by:</text:span></text:p>
          <text:list>
            <text:list-item>
              <text:p text:style-name="P12"><text:span text:style-name="T35">Munging</text:span> and <text:span text:style-name="T35">a</text:span>naly<text:span text:style-name="T35">zing</text:span> large data sets (hundreds of millions of observations)</text:p>
            </text:list-item>
            <text:list-item>
              <text:p text:style-name="P14">Created support scripts to <text:span text:style-name="T39">mine relevant topics out of tens of thousands of</text:span> discovery documents</text:p>
            </text:list-item>
            <text:list-item>
              <text:p text:style-name="P15">Proposed novel analyses and methodologies and proposed to </text:p>
              <text:p text:style-name="P12"/>
            </text:list-item>
          </text:list>
        </text:list-item>
      </text:list>
      <text:h text:style-name="P38" text:outline-level="5">General Assembly<text:tab/><text:span text:style-name="T20">Los Angeles, CA</text:span></text:h>
      <text:p text:style-name="P5"><text:span text:style-name="T12">Instructional Associate</text:span><text:tab/><text:span text:style-name="T31">2016</text:span></text:p>
      <text:list xml:id="list1963353728835622401" text:style-name="L3">
        <text:list-item>
          <text:p text:style-name="P16">Instructed <text:span text:style-name="T29">p</text:span>art-<text:span text:style-name="T29">t</text:span>ime Data Science <text:span text:style-name="T28">course</text:span> <text:span text:style-name="T27">where</text:span> <text:span text:style-name="T27">students learned to:</text:span></text:p>
          <text:list>
            <text:list-item>
              <text:p text:style-name="P17">Perfor<text:span text:style-name="T34">m</text:span> exploratory data analysis with Python</text:p>
            </text:list-item>
            <text:list-item>
              <text:p text:style-name="P17">Bui<text:span text:style-name="T34">ld</text:span> and refine machine learning models to predict patterns from data sets</text:p>
            </text:list-item>
            <text:list-item>
              <text:p text:style-name="P17">Communicate data driven insights to technical and non-technical audiences alike</text:p>
              <text:p text:style-name="P18"/>
            </text:list-item>
          </text:list>
        </text:list-item>
      </text:list>
      <text:h text:style-name="P39" text:outline-level="5"><text:span text:style-name="T6">Rossi, Doskocil &amp; Finkelstein, LLP<text:tab/></text:span><text:span text:style-name="T20">Long Beach, CA</text:span></text:h>
      <text:p text:style-name="P6"><text:span text:style-name="T12">Staff Accountant </text:span><text:span text:style-name="T15">(Audit)</text:span><text:span text:style-name="T7"><text:tab/></text:span><text:span text:style-name="T14">2012-2014</text:span></text:p>
      <text:list xml:id="list5591640196656338441" text:style-name="L4">
        <text:list-item>
          <text:p text:style-name="P26"><text:span text:style-name="T30">Specialized in f</text:span>raud detection and compliance:</text:p>
          <text:list>
            <text:list-item>
              <text:p text:style-name="P27">Performed fraud consulting for a major manufacturer (&gt;$100M in <text:span text:style-name="T34">yearly </text:span>revenue) at 5 divisions across the US</text:p>
            </text:list-item>
            <text:list-item>
              <text:p text:style-name="P28"><text:span text:style-name="T36">Specialized in</text:span> not-for-profit clients subject to OMB A-133 Single Audi<text:span text:style-name="T37">ts</text:span></text:p>
            </text:list-item>
          </text:list>
        </text:list-item>
      </text:list>
      <text:p text:style-name="P2"/>
      <text:h text:style-name="P21" text:outline-level="2">EDUCATION </text:h>
      <text:h text:style-name="P7" text:outline-level="5"><text:span text:style-name="T6">University of Southern California, Marshall School of Business</text:span><text:tab/><text:span text:style-name="T20">Los Angeles, CA</text:span></text:h>
      <text:h text:style-name="P9" text:outline-level="5"><text:span text:style-name="T16">Master of Science in Finance <text:tab/></text:span><text:span text:style-name="T18">2016</text:span></text:h>
      <text:h text:style-name="P11" text:outline-level="5"><text:span text:style-name="T18">Deans List: Fall 2015, Spring 2016</text:span><text:span text:style-name="T8"><text:tab/></text:span></text:h>
      <text:h text:style-name="P10" text:outline-level="5"/>
      <text:h text:style-name="P8" text:outline-level="5"><text:span text:style-name="T6">University of California </text:span><text:tab/><text:span text:style-name="T20">Santa Barbara, C</text:span><text:span text:style-name="T21">A</text:span></text:h>
      <text:h text:style-name="P8" text:outline-level="5"><text:span text:style-name="T17">Bachelor of Arts, Economics &amp; Accounting</text:span><text:span text:style-name="T10"> <text:tab/></text:span><text:span text:style-name="T17">2011</text:span></text:h>
      <text:h text:style-name="P8" text:outline-level="5"><text:span text:style-name="T17">Minors in Statistical Science, Philosophy</text:span><text:span text:style-name="T9"><text:tab/></text:span><text:span text:style-name="T11"> </text:span><text:span text:style-name="T13"><text:tab/></text:span></text:h>
      <text:p text:style-name="P1"/>
      <text:h text:style-name="P22" text:outline-level="2">ADDITIONAL INFORMATION</text:h>
      <text:list xml:id="list553965164863331487" text:style-name="WW8Num2">
        <text:list-item>
          <text:p text:style-name="P35">California Licensed CPA (License # 119969)</text:p>
        </text:list-item>
        <text:list-item>
          <text:p text:style-name="P36"><text:span text:style-name="T33">LinkedIn Profile: </text:span><text:a xlink:type="simple" xlink:href="http://www.linkedin.com/in/andrewharriscpa" text:style-name="Internet_20_link" text:visited-style-name="Visited_20_Internet_20_Link"><text:span text:style-name="T33">www.linkedin.com/in/andrewharriscp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charset="x-symbol" fo:font-size="10pt" style:font-name-asian="OpenSymbol" style:font-family-asian="OpenSymbol, 'Arial Unicode MS'" style:font-charset-asian="x-symbol" style:font-size-asian="8.75pt" style:font-name-complex="OpenSymbol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1T17:50:58.989266760</dc:date>
    <meta:print-date>2017-01-01T19:38:43.508430053</meta:print-date>
    <meta:editing-cycles>184</meta:editing-cycles>
    <meta:editing-duration>P1DT4H29M10S</meta:editing-duration>
    <meta:generator>LibreOffice/5.2.7.2$Linux_X86_64 LibreOffice_project/20m0$Build-2</meta:generator>
    <meta:document-statistic meta:table-count="0" meta:image-count="0" meta:object-count="0" meta:page-count="1" meta:paragraph-count="40" meta:word-count="281" meta:character-count="1918" meta:non-whitespace-character-count="1680"/>
  </office:meta>
</office:document-meta>
</file>